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s the difference between presentational and semantic HTML?</text:p>
      <text:p text:style-name="Text_20_body">Presentational HTML focuses on the appearance and style of the content. In the early days of HTML, developers would use elements like the <text:span text:style-name="Source_20_Text">center</text:span>, <text:span text:style-name="Source_20_Text">big</text:span>, and <text:span text:style-name="Source_20_Text">font</text:span> elements. But in modern web development you shouldn't use these types of elements, because of their limitations and negative impact on accessibility and maintainability.</text:p>
      <text:p text:style-name="Text_20_body">Many presentational HTML elements are deprecated, which means that they are outdated and no longer recommended. There are better ways to get the same results. However, it is helpful to know that they exist, so we'll take a look at some examples.</text:p>
      <text:p text:style-name="Text_20_body">The <text:span text:style-name="Source_20_Text">font</text:span> element is a deprecated element used to set the font size and color of the text. Here's an example of a <text:span text:style-name="Source_20_Text">font</text:span> element:</text:p>
      <text:p text:style-name="P1"><text:span text:style-name="Source_20_Text">&lt;font size="5" color="blue"&gt;This text is blue and large.&lt;/font&gt;</text:span></text:p>
      <text:p text:style-name="Text_20_body">This example sets the color of the text to <text:span text:style-name="Source_20_Text">blue</text:span> and the size to a value of <text:span text:style-name="Source_20_Text">5</text:span>. The range for the <text:span text:style-name="Source_20_Text">size</text:span> attribute is from <text:span text:style-name="Source_20_Text">1</text:span> to <text:span text:style-name="Source_20_Text">7</text:span>, with <text:span text:style-name="Source_20_Text">1</text:span> being the smallest and <text:span text:style-name="Source_20_Text">7</text:span> being the largest. The default value is <text:span text:style-name="Source_20_Text">3</text:span>, if you don't set the value explicitly.</text:p>
      <text:p text:style-name="Text_20_body">While this element still works, you should not use it because the font size and color should always be set in CSS, not in HTML.</text:p>
      <text:p text:style-name="Text_20_body">The <text:span text:style-name="Source_20_Text">center</text:span> element is another deprecated element that is used to center the content horizontally within its container. Here's an example of the <text:span text:style-name="Source_20_Text">center</text:span> element that contains text and a paragraph element:</text:p>
      <text:p text:style-name="Preformatted_20_Text"><text:span text:style-name="Source_20_Text">&lt;center&gt;</text:span></text:p>
      <text:p text:style-name="Preformatted_20_Text"><text:span text:style-name="Source_20_Text"><text:s text:c="2"/>This text is centered.</text:span></text:p>
      <text:p text:style-name="Preformatted_20_Text"><text:span text:style-name="Source_20_Text"><text:s text:c="2"/>&lt;p&gt;HTML is awesome.&lt;/p&gt;</text:span></text:p>
      <text:p text:style-name="P1"><text:span text:style-name="Source_20_Text">&lt;/center&gt;</text:span></text:p>
      <text:p text:style-name="Text_20_body">In the browser, you would see all of the content within the <text:span text:style-name="Source_20_Text">center</text:span> element centered horizontally.</text:p>
      <text:p text:style-name="Text_20_body">And next, we have the <text:span text:style-name="Source_20_Text">big</text:span> element. This is another deprecated presentational HTML element that makes the enclosed text one level bigger than its surrounding text. Here we have an example that defines a paragraph with two parts:</text:p>
      <text:p text:style-name="Preformatted_20_Text"><text:span text:style-name="Source_20_Text">&lt;p&gt;</text:span></text:p>
      <text:p text:style-name="Preformatted_20_Text"><text:span text:style-name="Source_20_Text"><text:s text:c="2"/>This text has a normal font size.</text:span></text:p>
      <text:p text:style-name="Preformatted_20_Text"><text:span text:style-name="Source_20_Text"><text:s text:c="2"/>&lt;big&gt;This text is larger.&lt;/big&gt;</text:span></text:p>
      <text:p text:style-name="P1"><text:span text:style-name="Source_20_Text">&lt;/p&gt;</text:span></text:p>
      <text:p text:style-name="Text_20_body">The first part has normal sized text, while the second part enclosed within the <text:span text:style-name="Source_20_Text">big</text:span> element will be displayed in a larger font size. In the browser, you would see the text within the <text:span text:style-name="Source_20_Text">big</text:span> element looks larger compared to the surrounding text.</text:p>
      <text:p text:style-name="Text_20_body">However, remember that font size should always be set with CSS, so you should not use this element in modern HTML.</text:p>
      <text:p text:style-name="Text_20_body">These were examples of presentational HTML elements. But all of them are deprecated and no longer recommended. So what should you use instead? Let's see.</text:p>
      <text:p text:style-name="Text_20_body"><text:soft-page-break/>Semantic HTML is now the recommended practice. It describes the content of the elements, so it's much easier to read, understand, and maintain.</text:p>
      <text:p text:style-name="Text_20_body">Search engines can easily understand your website when you use semantic HTML. It's also helpful for accessibility purposes, because screen readers need semantic information to describe what's on the web page.</text:p>
      <text:p text:style-name="Text_20_body">Examples of semantic HTML elements include:</text:p>
      <text:list xml:id="list30306288" text:style-name="L1">
        <text:list-item>
          <text:p text:style-name="P3">The <text:span text:style-name="Source_20_Text">header</text:span> element for defining the header of the document, or section.</text:p>
        </text:list-item>
        <text:list-item>
          <text:p text:style-name="P3">The navigation section element, <text:span text:style-name="Source_20_Text">nav</text:span>, for sections with navigation links.</text:p>
        </text:list-item>
        <text:list-item>
          <text:p text:style-name="P3">The <text:span text:style-name="Source_20_Text">section</text:span> element for grouping related information.</text:p>
        </text:list-item>
        <text:list-item>
          <text:p text:style-name="P2">The <text:span text:style-name="Source_20_Text">figure</text:span> element for illustrations and diagrams.</text:p>
        </text:list-item>
      </text:list>
      <text:p text:style-name="Text_20_body">This is an example of a <text:span text:style-name="Source_20_Text">header</text:span> element that contains a navigation section element:</text:p>
      <text:p text:style-name="Preformatted_20_Text"><text:span text:style-name="Source_20_Text">&lt;header&gt;</text:span></text:p>
      <text:p text:style-name="Preformatted_20_Text"><text:span text:style-name="Source_20_Text"><text:s text:c="2"/>&lt;nav&gt;</text:span></text:p>
      <text:p text:style-name="Preformatted_20_Text"><text:span text:style-name="Source_20_Text"><text:s text:c="4"/>&lt;a href="#"&gt;Home&lt;/a&gt;</text:span></text:p>
      <text:p text:style-name="Preformatted_20_Text"><text:span text:style-name="Source_20_Text"><text:s text:c="4"/>&lt;a href="#"&gt;About&lt;/a&gt;</text:span></text:p>
      <text:p text:style-name="Preformatted_20_Text"><text:span text:style-name="Source_20_Text"><text:s text:c="4"/>&lt;a href="#"&gt;Contact&lt;/a&gt;</text:span></text:p>
      <text:p text:style-name="Preformatted_20_Text"><text:span text:style-name="Source_20_Text"><text:s text:c="2"/>&lt;/nav&gt;</text:span></text:p>
      <text:p text:style-name="P1"><text:span text:style-name="Source_20_Text">&lt;/header&gt;</text:span></text:p>
      <text:p text:style-name="Text_20_body">The semantic elements clearly show their purpose within the HTML structure. There are many different semantic HTML elements. You will definitely find one that fits the needs of your project.</text:p>
      <text:p text:style-name="Text_20_body">Great work. Now you know the difference between presentational and semantic HTML: semantic HTML describes the content, while presentational HTML focuses on the appearanc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32:54.967000000</meta:creation-date>
    <dc:date>2025-03-17T14:33:19.525000000</dc:date>
    <meta:editing-duration>PT25S</meta:editing-duration>
    <meta:editing-cycles>1</meta:editing-cycles>
    <meta:document-statistic meta:table-count="0" meta:image-count="0" meta:object-count="0" meta:page-count="2" meta:paragraph-count="38" meta:word-count="585" meta:character-count="3563" meta:non-whitespace-character-count="2996"/>
    <meta:generator>LibreOffice/7.3.4.2$Windows_X86_64 LibreOffice_project/728fec16bd5f605073805c3c9e7c4212a0120dc5</meta:generator>
  </office:meta>
</office:document-meta>
</file>